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5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411cm"/>
    </style:style>
    <style:style style:name="co5" style:family="table-column">
      <style:table-column-properties fo:break-before="auto" style:column-width="2.12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wrap-option="wrap"/>
    </style:style>
    <style:style style:name="ce10" style:family="table-cell" style:parent-style-name="Default" style:data-style-name="N108">
      <style:table-cell-properties fo:background-color="transparent"/>
    </style:style>
    <style:style style:name="ce8" style:family="table-cell" style:parent-style-name="Default" style:data-style-name="N108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7" table:default-cell-style-name="Default"/>
        <table:table-row table:style-name="ro1">
          <table:table-cell table:style-name="Default"/>
          <table:table-cell table:style-name="ce7" office:value-type="string" calcext:value-type="string">
            <text:p>close loop learning </text:p>
          </table:table-cell>
          <table:table-cell table:style-name="Default" office:value-type="string" calcext:value-type="string">
            <text:p>ver1 </text:p>
          </table:table-cell>
          <table:table-cell table:style-name="Default" office:value-type="string" calcext:value-type="string">
            <text:p>ver2</text:p>
          </table:table-cell>
          <table:table-cell table:style-name="ce7" office:value-type="string" calcext:value-type="string">
            <text:p>Suma bledu na ver</text:p>
          </table:table-cell>
          <table:table-cell table:style-name="ce7" office:value-type="string" calcext:value-type="string">
            <text:p>srednia bledu na ver</text:p>
          </table:table-cell>
          <table:table-cell office:value-type="string" calcext:value-type="string">
            <text:p>epok</text:p>
          </table:table-cell>
          <table:table-cell office:value-type="string" calcext:value-type="string">
            <text:p>zbieg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253163778506373" calcext:value-type="float">
            <text:p>0,0025</text:p>
          </table:table-cell>
          <table:table-cell office:value-type="float" office:value="0.0253092960095401" calcext:value-type="float">
            <text:p>0,0253</text:p>
          </table:table-cell>
          <table:table-cell office:value-type="float" office:value="0.0403139141088938" calcext:value-type="float">
            <text:p>0,0403</text:p>
          </table:table-cell>
          <table:table-cell table:formula="of:=SUM([.C2:.D2])" office:value-type="float" office:value="0.0656232101184339" calcext:value-type="float">
            <text:p>0,0656</text:p>
          </table:table-cell>
          <table:table-cell table:formula="of:=[.E2]/2" office:value-type="float" office:value="0.0328116050592169" calcext:value-type="float">
            <text:p>0,0328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+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224548518245763" calcext:value-type="float">
            <text:p>0,0022</text:p>
          </table:table-cell>
          <table:table-cell office:value-type="float" office:value="0.0267417423168657" calcext:value-type="float">
            <text:p>0,0267</text:p>
          </table:table-cell>
          <table:table-cell office:value-type="float" office:value="0.0335881205987627" calcext:value-type="float">
            <text:p>0,0336</text:p>
          </table:table-cell>
          <table:table-cell table:formula="of:=SUM([.C3:.D3])" office:value-type="float" office:value="0.0603298629156285" calcext:value-type="float">
            <text:p>0,0603</text:p>
          </table:table-cell>
          <table:table-cell table:formula="of:=[.E3]/2" office:value-type="float" office:value="0.0301649314578142" calcext:value-type="float">
            <text:p>0,030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+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278556618088034" calcext:value-type="float">
            <text:p>0,0028</text:p>
          </table:table-cell>
          <table:table-cell office:value-type="float" office:value="0.0404144819398535" calcext:value-type="float">
            <text:p>0,0404</text:p>
          </table:table-cell>
          <table:table-cell office:value-type="float" office:value="0.0396124943198321" calcext:value-type="float">
            <text:p>0,0396</text:p>
          </table:table-cell>
          <table:table-cell table:formula="of:=SUM([.C4:.D4])" office:value-type="float" office:value="0.0800269762596856" calcext:value-type="float">
            <text:p>0,0800</text:p>
          </table:table-cell>
          <table:table-cell table:formula="of:=[.E4]/2" office:value-type="float" office:value="0.0400134881298428" calcext:value-type="float">
            <text:p>0,040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+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452489665455747" calcext:value-type="float">
            <text:p>0,0045</text:p>
          </table:table-cell>
          <table:table-cell office:value-type="float" office:value="0.0288149175114211" calcext:value-type="float">
            <text:p>0,0288</text:p>
          </table:table-cell>
          <table:table-cell office:value-type="float" office:value="0.0228917655137787" calcext:value-type="float">
            <text:p>0,0229</text:p>
          </table:table-cell>
          <table:table-cell table:formula="of:=SUM([.C5:.D5])" office:value-type="float" office:value="0.0517066830251998" calcext:value-type="float">
            <text:p>0,0517</text:p>
          </table:table-cell>
          <table:table-cell table:formula="of:=[.E5]/2" office:value-type="float" office:value="0.0258533415125999" calcext:value-type="float">
            <text:p>0,0259</text:p>
          </table:table-cell>
          <table:table-cell table:style-name="ce6" office:value-type="float" office:value="390" calcext:value-type="float">
            <text:p>390</text:p>
          </table:table-cell>
          <table:table-cell office:value-type="string" calcext:value-type="string">
            <text:p>+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138521769872163" calcext:value-type="float">
            <text:p>0,0014</text:p>
          </table:table-cell>
          <table:table-cell office:value-type="float" office:value="0.0192240809077207" calcext:value-type="float">
            <text:p>0,0192</text:p>
          </table:table-cell>
          <table:table-cell office:value-type="float" office:value="0.0375770306835766" calcext:value-type="float">
            <text:p>0,0376</text:p>
          </table:table-cell>
          <table:table-cell table:formula="of:=SUM([.C6:.D6])" office:value-type="float" office:value="0.0568011115912973" calcext:value-type="float">
            <text:p>0,0568</text:p>
          </table:table-cell>
          <table:table-cell table:formula="of:=[.E6]/2" office:value-type="float" office:value="0.0284005557956487" calcext:value-type="float">
            <text:p>0,0284</text:p>
          </table:table-cell>
          <table:table-cell table:style-name="ce6" office:value-type="float" office:value="464" calcext:value-type="float">
            <text:p>464</text:p>
          </table:table-cell>
          <table:table-cell table:style-name="ce6" office:value-type="string" calcext:value-type="string">
            <text:p>+</text:p>
          </table:table-cell>
          <table:table-cell table:style-name="ce6"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338511587865002" calcext:value-type="float">
            <text:p>0,0034</text:p>
          </table:table-cell>
          <table:table-cell office:value-type="float" office:value="0.0323220558207437" calcext:value-type="float">
            <text:p>0,0323</text:p>
          </table:table-cell>
          <table:table-cell office:value-type="float" office:value="0.0328459249219597" calcext:value-type="float">
            <text:p>0,0328</text:p>
          </table:table-cell>
          <table:table-cell table:formula="of:=SUM([.C7:.D7])" office:value-type="float" office:value="0.0651679807427034" calcext:value-type="float">
            <text:p>0,0652</text:p>
          </table:table-cell>
          <table:table-cell table:formula="of:=[.E7]/2" office:value-type="float" office:value="0.0325839903713517" calcext:value-type="float">
            <text:p>0,0326</text:p>
          </table:table-cell>
          <table:table-cell table:style-name="ce6" office:value-type="float" office:value="329" calcext:value-type="float">
            <text:p>329</text:p>
          </table:table-cell>
          <table:table-cell table:style-name="ce6" office:value-type="string" calcext:value-type="string">
            <text:p>+</text:p>
          </table:table-cell>
          <table:table-cell table:style-name="ce6"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168660172346683" calcext:value-type="float">
            <text:p>0,0017</text:p>
          </table:table-cell>
          <table:table-cell office:value-type="float" office:value="0.0299431847742271" calcext:value-type="float">
            <text:p>0,0299</text:p>
          </table:table-cell>
          <table:table-cell office:value-type="float" office:value="0.0397131776991258" calcext:value-type="float">
            <text:p>0,0397</text:p>
          </table:table-cell>
          <table:table-cell table:formula="of:=SUM([.C8:.D8])" office:value-type="float" office:value="0.0696563624733529" calcext:value-type="float">
            <text:p>0,0697</text:p>
          </table:table-cell>
          <table:table-cell table:formula="of:=[.E8]/2" office:value-type="float" office:value="0.0348281812366765" calcext:value-type="float">
            <text:p>0,0348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+</text:p>
          </table:table-cell>
          <table:table-cell table:number-columns-repeated="5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8" office:value-type="float" office:value="0.00187662982951407" calcext:value-type="float">
            <text:p>0,0019</text:p>
          </table:table-cell>
          <table:table-cell table:style-name="ce8" office:value-type="float" office:value="0.0208027359830537" calcext:value-type="float">
            <text:p>0,0208</text:p>
          </table:table-cell>
          <table:table-cell table:style-name="ce8" office:value-type="float" office:value="0.0330203252658602" calcext:value-type="float">
            <text:p>0,0330</text:p>
          </table:table-cell>
          <table:table-cell table:style-name="ce8" table:formula="of:=SUM([.C9:.D9])" office:value-type="float" office:value="0.0538230612489139" calcext:value-type="float">
            <text:p>0,0538</text:p>
          </table:table-cell>
          <table:table-cell table:style-name="ce8" table:formula="of:=[.E9]/2" office:value-type="float" office:value="0.0269115306244569" calcext:value-type="float">
            <text:p>0,0269</text:p>
          </table:table-cell>
          <table:table-cell table:style-name="ce11" office:value-type="float" office:value="416" calcext:value-type="float">
            <text:p>416</text:p>
          </table:table-cell>
          <table:table-cell table:style-name="ce11" office:value-type="string" calcext:value-type="string">
            <text:p>+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250016146491224" calcext:value-type="float">
            <text:p>0,0025</text:p>
          </table:table-cell>
          <table:table-cell office:value-type="float" office:value="0.0228656595079063" calcext:value-type="float">
            <text:p>0,0229</text:p>
          </table:table-cell>
          <table:table-cell office:value-type="float" office:value="0.0293766357955889" calcext:value-type="float">
            <text:p>0,0294</text:p>
          </table:table-cell>
          <table:table-cell table:formula="of:=SUM([.C10:.D10])" office:value-type="float" office:value="0.0522422953034952" calcext:value-type="float">
            <text:p>0,0522</text:p>
          </table:table-cell>
          <table:table-cell table:formula="of:=[.E10]/2" office:value-type="float" office:value="0.0261211476517476" calcext:value-type="float">
            <text:p>0,026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+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406917532854176" calcext:value-type="float">
            <text:p>0,0041</text:p>
          </table:table-cell>
          <table:table-cell office:value-type="float" office:value="0.0227242677625848" calcext:value-type="float">
            <text:p>0,0227</text:p>
          </table:table-cell>
          <table:table-cell office:value-type="float" office:value="0.0274896231577515" calcext:value-type="float">
            <text:p>0,0275</text:p>
          </table:table-cell>
          <table:table-cell table:formula="of:=SUM([.C11:.D11])" office:value-type="float" office:value="0.0502138909203363" calcext:value-type="float">
            <text:p>0,0502</text:p>
          </table:table-cell>
          <table:table-cell table:formula="of:=[.E11]/2" office:value-type="float" office:value="0.0251069454601681" calcext:value-type="float">
            <text:p>0,0251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+</text:p>
          </table:table-cell>
          <table:table-cell table:number-columns-repeated="5"/>
        </table:table-row>
        <table:table-row table:style-name="ro2" table:number-rows-repeated="2">
          <table:table-cell table:style-name="Default" table:number-columns-repeated="6"/>
          <table:table-cell table:number-columns-repeated="7"/>
        </table:table-row>
        <table:table-row table:style-name="ro2">
          <table:table-cell table:style-name="Default" table:number-columns-repeated="4"/>
          <table:table-cell table:style-name="Default" table:formula="of:=SUM([.E2:.E11])" office:value-type="float" office:value="0.605591434599047" calcext:value-type="float">
            <text:p>0,605591434599047</text:p>
          </table:table-cell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" number:title="Użytkownika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.00.0000</text:date>, <text:time style:data-style-name="N2" text:time-value="21:26:38.99583139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09:52:20.943614450</meta:creation-date>
    <dc:date>2023-02-13T21:27:01.687100951</dc:date>
    <meta:editing-duration>PT49M56S</meta:editing-duration>
    <meta:editing-cycles>31</meta:editing-cycles>
    <meta:generator>LibreOffice/6.4.7.2$Linux_X86_64 LibreOffice_project/40$Build-2</meta:generator>
    <meta:document-statistic meta:table-count="1" meta:cell-count="88" meta:object-count="0"/>
  </office:meta>
</office:document-meta>
</file>